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draw:stroke="dash" draw:stroke-dash="Double_20_Dash" svg:stroke-width="0.03cm" svg:stroke-color="#000000" draw:marker-start-width="0.25cm" draw:marker-end="" draw:marker-end-width="0.3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000000" draw:marker-start-width="0.25cm" draw:marker-end="Linienspitzen_20_1" draw:marker-end-width="0.3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701cm" svg:y1="1.9cm" svg:x2="9.801cm" svg:y2="1.9cm">
          <text:p/>
        </draw:line>
        <draw:line draw:style-name="gr1" draw:text-style-name="P1" draw:layer="layout" svg:x1="1.6cm" svg:y1="5.4cm" svg:x2="9.7cm" svg:y2="5.4cm">
          <text:p/>
        </draw:line>
        <draw:custom-shape draw:style-name="gr2" draw:text-style-name="P2" draw:layer="layout" svg:width="0.2cm" svg:height="0.2cm" svg:x="2.91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917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7.417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7.418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02cm" svg:y1="1.901cm" svg:x2="15.782cm" svg:y2="1.901cm">
          <text:p/>
        </draw:line>
        <draw:line draw:style-name="gr1" draw:text-style-name="P1" draw:layer="layout" svg:x1="12.003cm" svg:y1="5.401cm" svg:x2="22.403cm" svg:y2="5.401cm">
          <text:p/>
        </draw:line>
        <draw:custom-shape draw:style-name="gr2" draw:text-style-name="P2" draw:layer="layout" svg:width="0.2cm" svg:height="0.2cm" svg:x="11.817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818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2.318cm" svg:y="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2.319cm" svg:y="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3cm" svg:height="0.8cm" svg:x="12.65cm" svg:y="1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'\,\mathrm{d}z$§svg§600§TRUE§</svg:desc>
          <draw:g>
            <draw:path draw:style-name="gr4" draw:text-style-name="P4" draw:layer="layout" svg:width="0.3cm" svg:height="0.294cm" svg:x="13.383cm" svg:y="0.889cm" svg:viewBox="0 0 301 295" svg:d="M141 29c3-10 4-15 11-16 5 0 18 0 27 0 30 0 76 0 76 42 0 13-7 43-24 59-10 10-32 25-70 25-16 0-32 0-47 0 9-37 18-74 27-110zM201 143c43-9 93-38 93-80 0-37-38-63-93-63-40 0-80 0-120 0-8 0-11 0-11 8 0 5 3 5 10 5 1 0 10 0 17 1 7 0 11 2 11 6 0 3 0 4-1 9-19 75-38 149-57 224-4 17-4 19-38 19-7 0-12 0-12 9 0 5 4 3 6 5 12 0 43-2 54-2s41 2 53 2c3 0 8 0 8-9 0-5-4-5-12-5-16 0-28 0-28-7 0-2 2-5 3-7 9-37 18-74 27-111 17 0 33 0 50 0 38 0 46 24 46 38 0 6-3 19-6 29-3 12-7 27-7 36 0 45 50 45 56 45 36 0 51-42 51-48s-3-4-5-6c-4 0-5 4-6 6-11 31-29 39-38 39-14 0-17-9-17-26 0-13 2-34 5-47 0-6 1-15 1-21 0-31-28-44-40-49z">
              <text:p/>
            </draw:path>
            <draw:path draw:style-name="gr4" draw:text-style-name="P4" draw:layer="layout" svg:width="0.073cm" svg:height="0.151cm" svg:x="13.703cm" svg:y="0.859cm" svg:viewBox="0 0 74 152" svg:d="M71 25c2-5 3-7 3-9 0-9-8-16-18-16s-14 10-15 14c-13 43-27 85-40 127 0 2-1 4-1 5 0 3 10 6 12 6 1 0 2 0 4-5 18-41 36-81 55-122z">
              <text:p/>
            </draw:path>
            <draw:path draw:style-name="gr4" draw:text-style-name="P4" draw:layer="layout" svg:width="0.206cm" svg:height="0.294cm" svg:x="13.891cm" svg:y="0.884cm" svg:viewBox="0 0 207 295" svg:d="M145 268c0 9 0 18 0 27 21-1 42-3 62-5 0-4 0-8 0-13-28 0-32-2-32-22 0-85 0-170 0-255-20 2-41 3-61 5 0 4 0 9 0 13 30 0 33 2 33 23 0 30 0 60 0 90-13-14-31-26-54-26-49 0-93 42-93 96 0 52 41 94 89 94 27 0 46-14 56-27zM145 155c0 29 0 58 0 86 0 8 0 9-4 16-13 20-32 29-50 29-19 0-33-11-44-27s-12-40-12-58c0-16 1-41 13-59 8-13 25-27 48-27 14 0 32 6 45 25 4 7 4 8 4 15z">
              <text:p/>
            </draw:path>
            <draw:path draw:style-name="gr4" draw:text-style-name="P4" draw:layer="layout" svg:width="0.178cm" svg:height="0.189cm" svg:x="14.128cm" svg:y="0.989cm" svg:viewBox="0 0 179 190" svg:d="M38 151c23-24 35-35 51-48 13-13 25-23 40-37 40-40 50-60 50-61 0-5-4-5-5-5-3 0-4 1-6 5-13 20-21 27-31 27-11 0-16-7-22-14-8-10-16-18-30-18-31 0-50 39-50 48 0 2 1 5 5 5 3 0 4-3 6-5 7-19 32-19 35-19 9 0 17 2 27 6 17 6 21 6 32 6-15 18-50 49-59 55-12 12-25 23-38 35-29 28-43 52-43 55 0 4 3 3 5 4 3 0 5-1 7-5 10-15 23-26 36-26 10 0 13 4 24 15 7 10 14 16 27 16 41 0 66-53 66-65 0-2-2-3-4-3-5 0-5 2-6 5-10 27-38 36-51 36-8 0-17-3-25-6-14-5-20-8-30-8-3 1-7 0-11 2z">
              <text:p/>
            </draw:path>
          </draw:g>
        </draw:g>
        <draw:line draw:style-name="gr5" draw:text-style-name="P1" draw:layer="layout" svg:x1="3.02cm" svg:y1="1.65cm" svg:x2="3.02cm" svg:y2="5.8cm">
          <text:p/>
        </draw:line>
        <draw:line draw:style-name="gr6" draw:text-style-name="P1" draw:layer="layout" svg:x1="7.82cm" svg:y1="2.24cm" svg:x2="7.82cm" svg:y2="5.089cm">
          <text:p/>
        </draw:line>
        <draw:g>
          <svg:title>TexMaths</svg:title>
          <svg:desc>12§latex§$U(z)$§svg§600§TRUE§</svg:desc>
          <draw:g>
            <draw:path draw:style-name="gr4" draw:text-style-name="P4" draw:layer="layout" svg:width="0.291cm" svg:height="0.295cm" svg:x="1.985cm" svg:y="3.089cm" svg:viewBox="0 0 292 296" svg:d="M240 44c3-16 12-30 45-31 1 0 7 0 7-8-2-2 0-5-6-5-14 0-28 1-43 1-14 0-30-1-43-1-2 0-8 0-8 8 0 5 5 5 8 5 24 1 29 10 29 19 0 2-1 8-1 9-13 50-26 99-39 149-14 57-62 93-104 93-29 0-51-18-51-54 0-2 0-15 4-33 14-54 28-109 41-164 4-14 5-19 35-19 11 0 14 0 14-8 0-5-5-5-6-5-12 0-42 1-54 1s-42-1-54-1c-3 0-8 0-8 8 0 5 5 5 12 5 1 0 10 0 17 1 7 2 11 2 11 8 0 2-5 19-8 28-3 13-6 25-9 37-4 17-24 96-25 105-4 12-4 18-4 23 0 52 38 81 83 81 52 0 105-47 118-103 13-50 26-99 39-149z">
              <text:p/>
            </draw:path>
            <draw:path draw:style-name="gr4" draw:text-style-name="P4" draw:layer="layout" svg:width="0.097cm" svg:height="0.418cm" svg:x="2.331cm" svg:y="3.061cm" svg:viewBox="0 0 98 419" svg:d="M98 414c0-1 0-1-7-8-53-53-66-132-66-196 0-74 16-147 67-199 6-5 6-5 6-7 0-3-2-4-5-4s-41 29-65 81c-22 47-28 94-28 129 0 32 5 83 29 130 25 51 61 79 64 79s5-1 5-5z">
              <text:p/>
            </draw:path>
            <draw:path draw:style-name="gr4" draw:text-style-name="P4" draw:layer="layout" svg:width="0.178cm" svg:height="0.188cm" svg:x="2.471cm" svg:y="3.19cm" svg:viewBox="0 0 179 189" svg:d="M38 150c23-24 35-35 49-47 0-1 27-23 42-38 40-40 50-59 50-61 0-4-4-4-5-4-3 0-4 0-6 5-13 19-22 26-33 26-10 0-14-6-20-13-8-10-16-18-30-18-31 0-50 38-50 48 0 1 1 5 5 5 3 0 4-3 6-5 7-19 32-20 35-20 9 0 17 3 27 6 17 7 21 7 32 7-15 18-50 48-59 55-12 11-25 23-38 34-29 28-43 52-43 56 0 3 3 2 5 3 3 0 5 0 7-5 10-14 23-26 36-26 10 0 13 4 24 16 7 9 14 15 27 15 41 0 66-53 66-64 0-2-2-4-6-4-3 0-3 2-4 5-11 27-38 36-52 36-8 0-16-3-24-6-14-5-20-8-30-8-3 1-7 0-11 2z">
              <text:p/>
            </draw:path>
            <draw:path draw:style-name="gr4" draw:text-style-name="P4" draw:layer="layout" svg:width="0.096cm" svg:height="0.418cm" svg:x="2.692cm" svg:y="3.061cm" svg:viewBox="0 0 97 419" svg:d="M97 210c0-33-5-84-28-131-25-51-61-79-65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\equiv$§svg§600§TRUE§</svg:desc>
          <draw:g>
            <draw:path draw:style-name="gr4" draw:text-style-name="P4" draw:layer="layout" svg:width="0.279cm" svg:height="0.177cm" svg:x="10.789cm" svg:y="3.565cm" svg:viewBox="0 0 280 178" svg:d="M265 17c7 0 15 0 15-9 0-8-7-8-14-8-84 0-167 0-250 0-8 0-16 0-16 8 0 9 8 9 16 9 83 0 166 0 249 0zM266 178c7 0 14 0 14-8 0-9-8-9-15-9-83 0-166 0-249 0-8 0-16 0-16 9 0 8 8 8 16 8 83 0 166 0 250 0zM266 98c7 0 14 0 14-8 0-9-7-9-14-9-84 0-167 0-250 0-8 0-16 0-16 9 0 8 8 8 16 8 83 0 166 0 250 0z">
              <text:p/>
            </draw:path>
          </draw:g>
        </draw:g>
        <draw:path draw:style-name="gr1" draw:text-style-name="P1" draw:layer="layout" svg:width="3.078cm" svg:height="2.051cm" draw:transform="rotate (-2.15879775179179) translate (3.20769063051929cm 2.93845751325966cm)" svg:viewBox="0 0 3079 2052" svg:d="M0 2052c444-596 666-804 1428-1012 763-208 1373-555 1651-1040">
          <text:p/>
        </draw:path>
        <draw:line draw:style-name="gr5" draw:text-style-name="P1" draw:layer="layout" svg:x1="7.52cm" svg:y1="1.65cm" svg:x2="7.52cm" svg:y2="5.8cm">
          <text:p/>
        </draw:line>
        <draw:g>
          <svg:title>TexMaths</svg:title>
          <svg:desc>12§latex§$U(z+\mathrm{d}z)$§svg§600§TRUE§</svg:desc>
          <draw:g>
            <draw:path draw:style-name="gr4" draw:text-style-name="P4" draw:layer="layout" svg:width="0.29cm" svg:height="0.295cm" svg:x="7.986cm" svg:y="3.091cm" svg:viewBox="0 0 291 296" svg:d="M239 44c4-18 12-30 45-31 3 0 7-1 7-8 0-1 0-5-4-5-15 0-29 1-44 1-14 0-30-1-44-1-2 0-7 0-7 8 0 5 3 5 7 5 24 0 29 9 29 18 0 1-1 7-1 8-13 51-25 101-38 151-14 55-63 92-105 92-29 0-52-18-52-55 2-10 0-14 5-32 14-54 27-108 41-163 4-15 5-19 36-19 11 0 14 0 14-8 0-5-4-5-6-5-12 0-42 1-54 1-13 0-42-1-55-1-2 0-7 0-7 8 0 5 4 5 12 5 5 0 8 0 16 0 7 1 10 1 10 7 0 3-4 21-7 30-3 13-5 25-8 37-5 16-24 96-27 103-2 12-2 18-2 25 0 51 38 81 83 81 53 0 104-48 118-103 13-50 25-99 38-149z">
              <text:p/>
            </draw:path>
            <draw:path draw:style-name="gr4" draw:text-style-name="P4" draw:layer="layout" svg:width="0.097cm" svg:height="0.419cm" svg:x="8.333cm" svg:y="3.062cm" svg:viewBox="0 0 98 420" svg:d="M98 415c0-1 0-1-7-8-53-54-66-133-66-198 0-73 16-146 67-197 6-6 6-6 6-7 0-4-2-5-4-5-4 0-42 29-68 83-21 45-26 92-26 126s5 84 28 132c25 52 62 79 66 79 2 0 4-1 4-5z">
              <text:p/>
            </draw:path>
            <draw:path draw:style-name="gr4" draw:text-style-name="P4" draw:layer="layout" svg:width="0.178cm" svg:height="0.189cm" svg:x="8.473cm" svg:y="3.191cm" svg:viewBox="0 0 179 190" svg:d="M38 151c23-24 35-35 51-48 13-12 25-23 41-37 39-40 49-60 49-61 0-5-4-5-5-5-2 0-4 1-6 5-13 20-21 26-31 26s-16-6-22-13c-8-10-15-18-30-18-31 0-50 39-50 48 0 2 1 5 5 5 3 0 4-3 6-5 7-19 32-19 36-19 8 0 16 2 26 6 17 6 22 6 32 6-15 18-50 49-58 55-13 12-26 24-39 36-29 27-43 51-43 55 0 3 3 2 5 3 3 0 5-1 7-6 10-14 23-25 36-25 10 0 13 4 24 16 7 8 14 15 28 15 40 0 66-54 66-64 0-3-3-4-5-4-5 0-5 2-6 5-10 27-37 36-51 36-8 0-16-4-25-6-14-6-20-7-30-7-3 0-7 0-11 1z">
              <text:p/>
            </draw:path>
            <draw:path draw:style-name="gr4" draw:text-style-name="P4" draw:layer="layout" svg:width="0.278cm" svg:height="0.278cm" svg:x="8.787cm" svg:y="3.133cm" svg:viewBox="0 0 279 279" svg:d="M149 148c39 0 78 0 117 0 6 0 13 0 13-9s-7-9-13-9c-39 0-78 0-117 0 0-39 0-78 0-117 0-6 0-13-9-13-8 0-8 7-8 13 0 39 0 78 0 117-40 0-79 0-119 0-6 0-13 0-13 9s7 9 13 9c40 0 79 0 119 0 0 40 0 79 0 118 0 6 0 13 8 13 9 0 9-7 9-13 0-39 0-78 0-118z">
              <text:p/>
            </draw:path>
            <draw:path draw:style-name="gr4" draw:text-style-name="P4" draw:layer="layout" svg:width="0.206cm" svg:height="0.295cm" svg:x="9.199cm" svg:y="3.086cm" svg:viewBox="0 0 207 296" svg:d="M146 268c0 9 0 18 0 28 21-2 41-4 61-5 0-5 0-9 0-13-28 0-32-3-32-23 0-85 0-170 0-255-20 2-41 3-61 5 0 4 0 9 0 13 30 0 34 2 34 23 0 30 0 60 0 91-12-16-32-27-53-27-51 0-95 42-95 96 0 53 42 95 90 95 26 0 46-15 56-28zM146 156c0 28 0 57 0 86 0 7 0 8-4 15-14 21-32 29-51 29-18 0-33-11-43-26-12-18-13-42-13-59 0-15 1-41 13-60 10-13 25-26 48-26 14 0 32 6 46 25 4 7 4 8 4 16z">
              <text:p/>
            </draw:path>
            <draw:path draw:style-name="gr4" draw:text-style-name="P4" draw:layer="layout" svg:width="0.177cm" svg:height="0.189cm" svg:x="9.437cm" svg:y="3.191cm" svg:viewBox="0 0 178 190" svg:d="M37 151c23-24 35-35 51-48 13-12 26-23 40-37 41-40 50-60 50-61 0-5-3-3-4-5-4 0-5 1-7 5-12 20-22 26-31 26-10 0-16-6-22-13-8-10-16-18-29-18-32 0-51 39-51 48 0 2 1 5 6 5 4 0 3-3 4-5 9-19 33-19 36-19 9 0 17 2 27 6 17 6 21 6 32 6-14 18-50 49-59 55-12 12-24 24-37 36-29 27-43 51-43 55 0 3 4 3 5 3 3 0 3-1 6-6 9-14 23-25 36-25 9 0 14 4 25 16 7 8 14 15 26 15 42 0 66-54 66-64 0-3-1-4-4-4-4 0-5 2-6 5-10 27-36 36-51 36-8 0-15-4-25-6-14-6-20-7-29-7-1 0-8 0-12 1z">
              <text:p/>
            </draw:path>
            <draw:path draw:style-name="gr4" draw:text-style-name="P4" draw:layer="layout" svg:width="0.097cm" svg:height="0.419cm" svg:x="9.657cm" svg:y="3.062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g>
          <svg:title>TexMaths</svg:title>
          <svg:desc>12§latex§$I(z)$§svg§600§TRUE§</svg:desc>
          <draw:g>
            <draw:path draw:style-name="gr4" draw:text-style-name="P4" draw:layer="layout" svg:width="0.193cm" svg:height="0.286cm" svg:x="1.985cm" svg:y="1.291cm" svg:viewBox="0 0 194 287" svg:d="M143 32c3-14 4-19 38-19 11 0 13 0 13-7 0-6-5-6-6-6-12 0-43 1-55 1-13 0-43-1-56-1-3 0-9 0-9 8 0 5 4 5 12 5 18 0 29 0 29 9 0 2 0 2-1 7-19 75-38 150-56 225-4 15-5 20-39 20-9 0-13 0-13 9 0 4 5 4 6 4 12 0 43-2 55-2 13 0 44 2 56 2 4 0 9 0 9-8 0-5-4-5-12-5-9 0-10 0-18-1-10-1-11-2-11-7 0-4 0-7 1-10 19-74 38-149 57-224z">
              <text:p/>
            </draw:path>
            <draw:path draw:style-name="gr4" draw:text-style-name="P4" draw:layer="layout" svg:width="0.097cm" svg:height="0.418cm" svg:x="2.229cm" svg:y="1.263cm" svg:viewBox="0 0 98 419" svg:d="M98 414c0-1 0-1-7-8-53-53-66-132-66-196 0-74 16-147 67-199 6-5 6-5 6-7 0-3-2-4-5-4s-41 29-65 81c-22 47-28 94-28 129 0 32 5 83 29 130 25 51 61 79 64 79s5-1 5-5z">
              <text:p/>
            </draw:path>
            <draw:path draw:style-name="gr4" draw:text-style-name="P4" draw:layer="layout" svg:width="0.178cm" svg:height="0.188cm" svg:x="2.37cm" svg:y="1.392cm" svg:viewBox="0 0 179 189" svg:d="M38 150c23-24 35-35 49-47 0-1 27-23 42-38 40-40 50-59 50-61 0-4-4-4-5-4-3 0-4 0-6 5-13 19-22 26-33 26-10 0-14-6-20-13-8-10-16-18-30-18-31 0-50 38-50 48 0 1 1 5 5 5 3 0 4-3 6-5 7-19 32-20 35-20 9 0 17 3 27 6 17 7 21 7 32 7-15 18-50 48-59 55-12 11-25 23-38 34-29 28-43 52-43 56 0 3 3 2 5 3 3 0 5 0 7-5 10-14 23-26 36-26 10 0 13 4 24 16 7 9 14 15 27 15 41 0 66-53 66-64 0-2-2-4-6-4-3 0-3 2-4 5-11 27-38 36-52 36-8 0-16-3-24-6-14-5-20-8-30-8-3 1-7 0-11 2z">
              <text:p/>
            </draw:path>
            <draw:path draw:style-name="gr4" draw:text-style-name="P4" draw:layer="layout" svg:width="0.096cm" svg:height="0.418cm" svg:x="2.59cm" svg:y="1.263cm" svg:viewBox="0 0 97 419" svg:d="M97 210c0-33-5-84-28-131-25-51-61-79-65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I(z+\mathrm{d}z)$§svg§600§TRUE§</svg:desc>
          <draw:g>
            <draw:path draw:style-name="gr4" draw:text-style-name="P4" draw:layer="layout" svg:width="0.194cm" svg:height="0.285cm" svg:x="7.787cm" svg:y="1.292cm" svg:viewBox="0 0 195 286" svg:d="M144 32c4-15 5-19 37-19 11 0 14 0 14-8 0-5-4-5-7-5-12 0-43 1-55 1s-43-1-56-1c-3 0-9 0-9 8 0 5 5 5 12 5 18 0 29 0 29 7 0 3 0 4 0 8-19 75-38 150-57 226-4 15-5 19-39 19-9 0-13 0-13 8 0 5 5 5 6 5 13 0 43-1 55-1 13 0 45 1 57 1 3 0 8 0 8-8 0-5-2-5-12-5-7 0-10 0-18 0-10-1-11-4-11-7 0-4 1-7 1-10 20-74 39-149 58-224z">
              <text:p/>
            </draw:path>
            <draw:path draw:style-name="gr4" draw:text-style-name="P4" draw:layer="layout" svg:width="0.096cm" svg:height="0.419cm" svg:x="8.033cm" svg:y="1.263cm" svg:viewBox="0 0 97 420" svg:d="M97 415c0-1 0-1-7-8-53-54-66-133-66-198 0-73 17-146 68-197 5-6 5-6 5-7 0-4-1-5-3-5-5 0-42 29-68 83-21 45-26 92-26 126s5 84 28 132c25 52 61 79 66 79 2 0 3-1 3-5z">
              <text:p/>
            </draw:path>
            <draw:path draw:style-name="gr4" draw:text-style-name="P4" draw:layer="layout" svg:width="0.178cm" svg:height="0.189cm" svg:x="8.173cm" svg:y="1.392cm" svg:viewBox="0 0 179 190" svg:d="M37 151c23-24 35-35 51-48 14-12 26-23 42-37 39-40 49-60 49-61 0-5-4-3-5-5-4 0-5 1-7 5-12 20-21 26-31 26-11 0-15-6-22-13-7-10-14-18-29-18-31 0-50 39-50 48 0 2 1 5 5 5 3 0 4-3 4-5 9-19 33-19 36-19 10 0 17 2 27 6 17 6 21 6 32 6-14 18-50 49-57 55-13 12-26 24-39 36-29 27-43 51-43 55 0 3 4 3 5 3 3 0 3-1 7-6 10-14 22-25 35-25 11 0 14 4 25 16 7 8 14 15 26 15 42 0 66-54 66-64 0-3-1-4-4-4-4 0-5 2-6 5-10 27-36 36-51 36-8 0-15-4-25-6-14-6-20-7-29-7-1 0-7 0-12 1z">
              <text:p/>
            </draw:path>
            <draw:path draw:style-name="gr4" draw:text-style-name="P4" draw:layer="layout" svg:width="0.28cm" svg:height="0.278cm" svg:x="8.486cm" svg:y="1.334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<text:p/>
            </draw:path>
            <draw:path draw:style-name="gr4" draw:text-style-name="P4" draw:layer="layout" svg:width="0.208cm" svg:height="0.295cm" svg:x="8.898cm" svg:y="1.287cm" svg:viewBox="0 0 209 296" svg:d="M146 268c0 9 0 18 0 28 21-2 42-4 63-5 0-5 0-9 0-13-30 0-34-3-34-23 0-85 0-170 0-255-20 2-40 3-60 5 0 4 0 9 0 13 29 0 33 2 33 23 0 30 0 60 0 91-12-16-30-27-53-27-51 0-95 42-95 96 0 53 42 95 90 95 26 0 46-15 56-28zM146 156c0 28 0 57 0 86 0 7 0 8-4 15-12 21-32 29-50 29-19 0-34-11-44-26-11-18-12-42-12-59 0-15 0-41 12-60 10-13 25-26 48-26 14 0 32 6 46 25 4 7 4 8 4 16z">
              <text:p/>
            </draw:path>
            <draw:path draw:style-name="gr4" draw:text-style-name="P4" draw:layer="layout" svg:width="0.178cm" svg:height="0.189cm" svg:x="9.136cm" svg:y="1.392cm" svg:viewBox="0 0 179 190" svg:d="M37 151c23-24 35-35 51-48 13-12 26-23 40-37 41-40 51-60 51-61 0-5-4-3-5-5-4 0-5 1-7 5-12 20-21 26-31 26-11 0-16-6-22-13-7-10-14-18-29-18-31 0-51 39-51 48 0 2 2 5 6 5 3 0 4-3 4-5 9-19 33-19 36-19 9 0 17 2 27 6 17 6 21 6 32 6-14 18-50 49-59 55-12 12-24 24-37 36-29 27-43 51-43 55 0 3 4 3 5 3 3 0 3-1 7-6 10-14 22-25 35-25 9 0 14 4 25 16 7 8 14 15 26 15 42 0 66-54 66-64 0-3-1-4-4-4-4 0-5 2-6 5-10 27-36 36-51 36-8 0-15-4-25-6-14-6-20-7-29-7-1 0-8 0-12 1z">
              <text:p/>
            </draw:path>
            <draw:path draw:style-name="gr4" draw:text-style-name="P4" draw:layer="layout" svg:width="0.097cm" svg:height="0.419cm" svg:x="9.356cm" svg:y="1.263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line draw:style-name="gr6" draw:text-style-name="P1" draw:layer="layout" svg:x1="3.35cm" svg:y1="2.229cm" svg:x2="3.35cm" svg:y2="5.078cm">
          <text:p/>
        </draw:line>
        <draw:path draw:style-name="gr1" draw:text-style-name="P1" draw:layer="layout" svg:width="3.078cm" svg:height="2.051cm" draw:transform="rotate (-2.15879775179179) translate (11.6076906305193cm 2.93845751325966cm)" svg:viewBox="0 0 3079 2052" svg:d="M0 2052c444-596 666-804 1428-1012 763-208 1373-555 1651-1040">
          <text:p/>
        </draw:path>
        <draw:g>
          <draw:g>
            <draw:line draw:style-name="gr1" draw:text-style-name="P1" draw:layer="layout" svg:x1="15.9cm" svg:y1="2.3cm" svg:x2="16.15cm" svg:y2="1.55cm">
              <text:p/>
            </draw:line>
            <draw:line draw:style-name="gr1" draw:text-style-name="P1" draw:layer="layout" svg:x1="16.41cm" svg:y1="2.3cm" svg:x2="16.16cm" svg:y2="1.55cm">
              <text:p/>
            </draw:line>
            <draw:line draw:style-name="gr1" draw:text-style-name="P1" draw:layer="layout" svg:x1="15.91cm" svg:y1="2.3cm" svg:x2="15.78cm" svg:y2="1.91cm">
              <text:p/>
            </draw:line>
          </draw:g>
          <draw:g>
            <draw:line draw:style-name="gr1" draw:text-style-name="P1" draw:layer="layout" svg:x1="16.4cm" svg:y1="2.3cm" svg:x2="16.65cm" svg:y2="1.55cm">
              <text:p/>
            </draw:line>
            <draw:line draw:style-name="gr1" draw:text-style-name="P1" draw:layer="layout" svg:x1="16.91cm" svg:y1="2.3cm" svg:x2="16.66cm" svg:y2="1.55cm">
              <text:p/>
            </draw:line>
          </draw:g>
          <draw:g>
            <draw:line draw:style-name="gr1" draw:text-style-name="P1" draw:layer="layout" svg:x1="16.9cm" svg:y1="2.3cm" svg:x2="17.15cm" svg:y2="1.55cm">
              <text:p/>
            </draw:line>
            <draw:line draw:style-name="gr1" draw:text-style-name="P1" draw:layer="layout" svg:x1="17.41cm" svg:y1="2.3cm" svg:x2="17.16cm" svg:y2="1.55cm">
              <text:p/>
            </draw:line>
          </draw:g>
          <draw:g>
            <draw:line draw:style-name="gr1" draw:text-style-name="P1" draw:layer="layout" svg:x1="17.4cm" svg:y1="2.3cm" svg:x2="17.65cm" svg:y2="1.55cm">
              <text:p/>
            </draw:line>
            <draw:line draw:style-name="gr1" draw:text-style-name="P1" draw:layer="layout" svg:x1="17.91cm" svg:y1="2.3cm" svg:x2="17.66cm" svg:y2="1.55cm">
              <text:p/>
            </draw:line>
            <draw:line draw:style-name="gr1" draw:text-style-name="P1" draw:layer="layout" svg:x1="17.9cm" svg:y1="2.3cm" svg:x2="18.03cm" svg:y2="1.91cm">
              <text:p/>
            </draw:line>
          </draw:g>
        </draw:g>
        <draw:line draw:style-name="gr1" draw:text-style-name="P1" draw:layer="layout" svg:x1="18.02cm" svg:y1="1.901cm" svg:x2="22.42cm" svg:y2="1.901cm">
          <text:p/>
        </draw:line>
        <draw:line draw:style-name="gr1" draw:text-style-name="P1" draw:layer="layout" svg:x1="19.103cm" svg:y1="1.9cm" svg:x2="19.103cm" svg:y2="5.4cm">
          <text:p/>
        </draw:line>
        <draw:line draw:style-name="gr1" draw:text-style-name="P1" draw:layer="layout" svg:x1="21.003cm" svg:y1="1.9cm" svg:x2="21.003cm" svg:y2="3.4cm">
          <text:p/>
        </draw:line>
        <draw:custom-shape draw:style-name="gr7" draw:text-style-name="P2" draw:layer="layout" svg:width="1.5cm" svg:height="0.06cm" svg:x="20.25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06cm" svg:x="20.25cm" svg:y="3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003cm" svg:y1="3.7cm" svg:x2="21.003cm" svg:y2="5.4cm">
          <text:p/>
        </draw:line>
        <draw:custom-shape draw:style-name="gr3" draw:text-style-name="P3" draw:layer="layout" svg:width="2.13cm" svg:height="0.8cm" draw:transform="rotate (-1.5707963267949) translate (19.515cm 2.5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L'\,\mathrm{d}z$§svg§600§TRUE§</svg:desc>
          <draw:g>
            <draw:path draw:style-name="gr4" draw:text-style-name="P4" draw:layer="layout" svg:width="0.253cm" svg:height="0.284cm" svg:x="16.583cm" svg:y="0.891cm" svg:viewBox="0 0 254 285" svg:d="M140 32c4-14 6-19 46-19 12 0 15 0 15-8 0-5-4-5-7-5-13 0-48 1-62 1-12 0-43-1-55-1-4 0-9 0-9 8 0 5 4 5 12 5 5 0 9 0 16 0 7 1 12 3 12 7 0 1-1 4-3 9-18 74-37 149-56 224-3 16-5 19-38 19-7 0-11 0-11 9 0 4 4 4 11 4 65 0 130 0 195 0 10 0 11 0 13-7 11-30 22-59 33-89 2-5 1-4 2-6 0-3-1-5-5-5s-5 2-7 8c-14 38-33 86-107 86-13 0-26 0-39 0-5 0-6 0-9 0-4 0-6-1-6-5 0-1 0-1 3-9 19-75 37-151 56-226z">
              <text:p/>
            </draw:path>
            <draw:path draw:style-name="gr4" draw:text-style-name="P4" draw:layer="layout" svg:width="0.072cm" svg:height="0.151cm" svg:x="16.867cm" svg:y="0.861cm" svg:viewBox="0 0 73 152" svg:d="M71 25c2-5 2-7 2-9 0-9-7-16-17-16s-14 10-16 14c-13 43-26 85-39 127 0 1-1 3-1 5 0 3 8 6 11 6 2 0 2 0 5-5 18-41 36-81 55-122z">
              <text:p/>
            </draw:path>
            <draw:path draw:style-name="gr4" draw:text-style-name="P4" draw:layer="layout" svg:width="0.206cm" svg:height="0.294cm" svg:x="17.055cm" svg:y="0.886cm" svg:viewBox="0 0 207 295" svg:d="M145 267c0 10 0 19 0 28 21-2 42-3 62-5 0-4 0-9 0-13-30 0-32-2-32-23 0-84 0-169 0-254-20 2-41 3-61 5 0 4 0 9 0 13 30 0 32 2 32 23 0 30 0 60 0 90-12-15-30-26-53-26-49 0-93 42-93 96 0 52 41 94 89 94 27 0 46-14 56-28zM145 155c0 29 0 58 0 86 0 7 0 9-4 16-13 20-32 28-50 28-19 0-33-10-44-26-11-17-12-40-12-58 0-16 1-41 13-60 8-12 25-26 48-26 14 0 32 6 45 25 4 7 4 8 4 15z">
              <text:p/>
            </draw:path>
            <draw:path draw:style-name="gr4" draw:text-style-name="P4" draw:layer="layout" svg:width="0.178cm" svg:height="0.189cm" svg:x="17.292cm" svg:y="0.991cm" svg:viewBox="0 0 179 190" svg:d="M38 150c23-23 35-34 51-47 13-13 25-23 40-37 40-40 50-60 50-61 0-5-4-5-5-5-3 0-4 1-6 5-13 20-21 27-31 27-11 0-16-7-22-14-8-10-16-18-30-18-31 0-50 39-50 48 0 2 1 5 5 5 3 0 4-3 6-5 7-19 32-19 35-19 9 0 17 2 27 6 17 6 21 6 32 6-15 18-50 49-59 55-12 11-25 23-38 35-29 28-43 52-43 54 0 5 3 3 5 5 3 0 5-1 7-6 10-14 23-25 36-25 10 0 13 3 24 15 7 9 14 16 27 16 41 0 66-53 66-65 0-2-2-3-4-3-5 0-5 2-6 5-10 27-38 35-51 35-9 0-17-3-25-6-14-6-20-7-30-7-3 1-7 0-11 1z">
              <text:p/>
            </draw:path>
          </draw:g>
        </draw:g>
        <draw:g>
          <svg:title>TexMaths</svg:title>
          <svg:desc>12§latex§$G'\,\mathrm{d}z$§svg§600§TRUE§</svg:desc>
          <draw:g>
            <draw:path draw:style-name="gr4" draw:text-style-name="P4" draw:layer="layout" svg:width="0.298cm" svg:height="0.304cm" svg:x="17.583cm" svg:y="3.481cm" svg:viewBox="0 0 299 305" svg:d="M299 5c0-1-2-5-5-5-1 0-1 1-6 5-10 11-20 21-30 32-4-5-23-37-70-37-93 0-188 93-188 190 0 67 47 115 114 115 19 0 38-4 53-10 21-8 28-18 37-26 3 11 14 26 19 26 1 0 2-1 2-1 2-1 5-17 8-26 2-11 5-22 8-33 1-7 4-14 5-21 5-18 5-19 29-20 2 0 7 0 7-9 0-2-3-3-5-3-11 0-35 1-44 1-14 0-47-1-59-1-5 0-10 0-10 8 0 4 4 4 13 4 8 0 12 0 22 1 11 1 13 2 13 8 0 4-5 23-8 38-12 46-67 51-82 51-40 0-85-24-85-88 0-13 5-82 49-137 23-29 64-54 106-54s67 32 67 81c0 17-1 18-1 22s5 3 6 3c6 0 6-1 8-8 9-35 18-71 27-106z">
              <text:p/>
            </draw:path>
            <draw:path draw:style-name="gr4" draw:text-style-name="P4" draw:layer="layout" svg:width="0.072cm" svg:height="0.151cm" svg:x="17.907cm" svg:y="3.461cm" svg:viewBox="0 0 73 152" svg:d="M71 25c2-5 2-7 2-9 0-9-7-16-17-16s-14 10-16 14c-13 43-26 85-39 127 0 2-1 4-1 5 0 3 8 6 11 6 2 0 2 0 5-5 18-41 36-81 55-122z">
              <text:p/>
            </draw:path>
            <draw:path draw:style-name="gr4" draw:text-style-name="P4" draw:layer="layout" svg:width="0.206cm" svg:height="0.294cm" svg:x="18.095cm" svg:y="3.486cm" svg:viewBox="0 0 207 295" svg:d="M145 268c0 9 0 18 0 27 21-1 42-3 62-5 0-4 0-8 0-13-30 0-32-2-32-22 0-85 0-170 0-255-20 2-41 3-61 5 0 4 0 9 0 13 30 0 32 2 32 23 0 30 0 60 0 90-12-14-30-26-52-26-50 0-94 42-94 96 0 52 41 94 89 94 27 0 46-14 56-27zM145 155c0 29 0 58 0 86 0 8 0 9-4 16-13 20-32 29-50 29-19 0-33-11-44-27s-12-40-12-58c0-16 1-41 13-59 8-13 25-27 48-27 14 0 32 6 45 25 4 7 4 8 4 15z">
              <text:p/>
            </draw:path>
            <draw:path draw:style-name="gr4" draw:text-style-name="P4" draw:layer="layout" svg:width="0.178cm" svg:height="0.189cm" svg:x="18.332cm" svg:y="3.591cm" svg:viewBox="0 0 179 190" svg:d="M38 151c23-24 35-35 51-48 13-13 25-23 40-37 40-40 50-60 50-61 0-5-4-5-5-5-3 0-4 1-6 5-13 20-21 27-31 27-11 0-16-7-22-14-8-10-15-18-30-18-31 0-50 39-50 48 0 2 1 5 5 5 3 0 4-3 6-5 7-19 32-19 36-19 8 0 16 2 26 6 17 6 21 6 32 6-15 18-50 49-58 55-13 12-26 23-39 35-29 28-43 52-43 55 0 4 3 3 5 4 3 0 5-1 7-5 10-15 23-26 36-26 10 0 13 4 24 15 7 10 14 16 28 16 40 0 65-53 65-65 0-2-2-3-4-3-5 0-5 2-6 5-10 27-37 36-51 36-9 0-16-3-25-6-14-5-20-8-30-8-3 1-7 0-11 2z">
              <text:p/>
            </draw:path>
          </draw:g>
        </draw:g>
        <draw:g>
          <svg:title>TexMaths</svg:title>
          <svg:desc>12§latex§$C'\,\mathrm{d}z$§svg§600§TRUE§</svg:desc>
          <draw:g>
            <draw:path draw:style-name="gr4" draw:text-style-name="P4" draw:layer="layout" svg:width="0.298cm" svg:height="0.304cm" svg:x="22.083cm" svg:y="3.483cm" svg:viewBox="0 0 299 305" svg:d="M299 5c0-1-2-5-5-5-1 0-1 1-6 6-10 11-20 21-30 32-4-6-23-38-70-38-93 0-188 93-188 190 0 69 49 115 114 115 36 0 68-17 91-36 38-35 46-73 46-74 0-4-4-4-5-4-3 0-5 0-6 4-4 12-13 42-42 66-29 23-55 31-78 31-37 0-82-22-82-88 0-24 9-90 51-139 26-30 66-52 103-52 43 0 67 32 67 81 0 17-1 18-1 22s5 4 6 4c6 0 6-2 8-9 9-35 18-71 27-106z">
              <text:p/>
            </draw:path>
            <draw:path draw:style-name="gr4" draw:text-style-name="P4" draw:layer="layout" svg:width="0.073cm" svg:height="0.151cm" svg:x="22.407cm" svg:y="3.463cm" svg:viewBox="0 0 74 152" svg:d="M71 25c2-5 3-7 3-8 0-10-8-17-18-17s-14 10-15 14c-13 43-27 85-40 127 0 2-1 4-1 5 0 3 8 6 11 6 2 0 2 0 5-5 18-41 36-81 55-122z">
              <text:p/>
            </draw:path>
            <draw:path draw:style-name="gr4" draw:text-style-name="P4" draw:layer="layout" svg:width="0.206cm" svg:height="0.294cm" svg:x="22.595cm" svg:y="3.488cm" svg:viewBox="0 0 207 295" svg:d="M145 268c0 9 0 18 0 27 21-1 42-3 62-5 0-4 0-8 0-13-30 0-32-2-32-22 0-85 0-170 0-255-20 2-41 3-61 5 0 4 0 9 0 13 30 0 32 2 32 24 0 30 0 60 0 89-12-14-30-26-52-26-50 0-94 42-94 96 0 52 41 94 89 94 27 0 46-14 56-27zM145 155c0 29 0 58 0 86 0 8 0 9-5 16-12 20-31 29-49 29-19 0-33-11-44-27s-12-40-12-58c0-16 1-41 13-59 8-13 25-27 48-27 14 0 32 6 44 25 5 7 5 8 5 15z">
              <text:p/>
            </draw:path>
            <draw:path draw:style-name="gr4" draw:text-style-name="P4" draw:layer="layout" svg:width="0.178cm" svg:height="0.189cm" svg:x="22.832cm" svg:y="3.593cm" svg:viewBox="0 0 179 190" svg:d="M38 151c23-24 35-35 50-48 14-13 26-23 41-37 40-40 50-60 50-61 0-5-4-5-5-5-4 0-5 1-6 5-13 20-22 27-33 27-10 0-14-7-21-14-7-10-14-18-29-18-31 0-50 39-50 48 0 2 1 5 5 5 3 0 4-3 6-5 7-19 32-19 34-19 10 0 17 2 27 6 18 6 21 6 33 6-15 18-51 49-58 55-13 12-26 24-39 35-29 28-43 52-43 54 0 5 3 3 5 5 3 0 5-1 7-6 10-14 22-25 36-25 10 0 13 4 24 16 7 8 14 15 26 15 42 0 67-53 67-64 0-3-2-4-6-4-3 0-4 2-6 5-9 27-35 36-50 36-8 0-15-4-24-6-14-6-21-8-30-8-1 0-7 0-11 2z">
              <text:p/>
            </draw:path>
          </draw:g>
        </draw:g>
        <draw:g>
          <draw:g>
            <draw:line draw:style-name="gr1" draw:text-style-name="P1" draw:layer="layout" svg:x1="4.306cm" svg:y1="3.194cm" svg:x2="4.094cm" svg:y2="3.406cm">
              <text:p/>
            </draw:line>
            <draw:line draw:style-name="gr1" draw:text-style-name="P1" draw:layer="layout" svg:x1="4.094cm" svg:y1="3.194cm" svg:x2="4.306cm" svg:y2="3.406cm">
              <text:p/>
            </draw:line>
          </draw:g>
          <draw:g>
            <draw:line draw:style-name="gr1" draw:text-style-name="P1" draw:layer="layout" svg:x1="5.106cm" svg:y1="3.194cm" svg:x2="4.894cm" svg:y2="3.406cm">
              <text:p/>
            </draw:line>
            <draw:line draw:style-name="gr1" draw:text-style-name="P1" draw:layer="layout" svg:x1="4.894cm" svg:y1="3.194cm" svg:x2="5.106cm" svg:y2="3.406cm">
              <text:p/>
            </draw:line>
          </draw:g>
          <draw:g>
            <draw:line draw:style-name="gr1" draw:text-style-name="P1" draw:layer="layout" svg:x1="5.906cm" svg:y1="3.194cm" svg:x2="5.694cm" svg:y2="3.406cm">
              <text:p/>
            </draw:line>
            <draw:line draw:style-name="gr1" draw:text-style-name="P1" draw:layer="layout" svg:x1="5.694cm" svg:y1="3.194cm" svg:x2="5.906cm" svg:y2="3.406cm">
              <text:p/>
            </draw:line>
          </draw:g>
          <draw:g>
            <draw:line draw:style-name="gr1" draw:text-style-name="P1" draw:layer="layout" svg:x1="6.706cm" svg:y1="3.194cm" svg:x2="6.494cm" svg:y2="3.406cm">
              <text:p/>
            </draw:line>
            <draw:line draw:style-name="gr1" draw:text-style-name="P1" draw:layer="layout" svg:x1="6.494cm" svg:y1="3.194cm" svg:x2="6.706cm" svg:y2="3.406cm">
              <text:p/>
            </draw:line>
          </draw:g>
          <draw:g>
            <draw:line draw:style-name="gr1" draw:text-style-name="P1" draw:layer="layout" svg:x1="4.306cm" svg:y1="3.994cm" svg:x2="4.094cm" svg:y2="4.206cm">
              <text:p/>
            </draw:line>
            <draw:line draw:style-name="gr1" draw:text-style-name="P1" draw:layer="layout" svg:x1="4.094cm" svg:y1="3.994cm" svg:x2="4.306cm" svg:y2="4.206cm">
              <text:p/>
            </draw:line>
          </draw:g>
          <draw:g>
            <draw:line draw:style-name="gr1" draw:text-style-name="P1" draw:layer="layout" svg:x1="5.106cm" svg:y1="3.994cm" svg:x2="4.894cm" svg:y2="4.206cm">
              <text:p/>
            </draw:line>
            <draw:line draw:style-name="gr1" draw:text-style-name="P1" draw:layer="layout" svg:x1="4.894cm" svg:y1="3.994cm" svg:x2="5.106cm" svg:y2="4.206cm">
              <text:p/>
            </draw:line>
          </draw:g>
          <draw:g>
            <draw:line draw:style-name="gr1" draw:text-style-name="P1" draw:layer="layout" svg:x1="5.906cm" svg:y1="3.994cm" svg:x2="5.694cm" svg:y2="4.206cm">
              <text:p/>
            </draw:line>
            <draw:line draw:style-name="gr1" draw:text-style-name="P1" draw:layer="layout" svg:x1="5.694cm" svg:y1="3.994cm" svg:x2="5.906cm" svg:y2="4.206cm">
              <text:p/>
            </draw:line>
          </draw:g>
          <draw:g>
            <draw:line draw:style-name="gr1" draw:text-style-name="P1" draw:layer="layout" svg:x1="6.706cm" svg:y1="3.994cm" svg:x2="6.494cm" svg:y2="4.206cm">
              <text:p/>
            </draw:line>
            <draw:line draw:style-name="gr1" draw:text-style-name="P1" draw:layer="layout" svg:x1="6.494cm" svg:y1="3.994cm" svg:x2="6.706cm" svg:y2="4.206cm">
              <text:p/>
            </draw:line>
          </draw:g>
          <draw:g>
            <draw:line draw:style-name="gr1" draw:text-style-name="P1" draw:layer="layout" svg:x1="4.306cm" svg:y1="4.794cm" svg:x2="4.094cm" svg:y2="5.006cm">
              <text:p/>
            </draw:line>
            <draw:line draw:style-name="gr1" draw:text-style-name="P1" draw:layer="layout" svg:x1="4.094cm" svg:y1="4.794cm" svg:x2="4.306cm" svg:y2="5.006cm">
              <text:p/>
            </draw:line>
          </draw:g>
          <draw:g>
            <draw:line draw:style-name="gr1" draw:text-style-name="P1" draw:layer="layout" svg:x1="5.106cm" svg:y1="4.794cm" svg:x2="4.894cm" svg:y2="5.006cm">
              <text:p/>
            </draw:line>
            <draw:line draw:style-name="gr1" draw:text-style-name="P1" draw:layer="layout" svg:x1="4.894cm" svg:y1="4.794cm" svg:x2="5.106cm" svg:y2="5.006cm">
              <text:p/>
            </draw:line>
          </draw:g>
          <draw:g>
            <draw:line draw:style-name="gr1" draw:text-style-name="P1" draw:layer="layout" svg:x1="5.906cm" svg:y1="4.794cm" svg:x2="5.694cm" svg:y2="5.006cm">
              <text:p/>
            </draw:line>
            <draw:line draw:style-name="gr1" draw:text-style-name="P1" draw:layer="layout" svg:x1="5.694cm" svg:y1="4.794cm" svg:x2="5.906cm" svg:y2="5.006cm">
              <text:p/>
            </draw:line>
          </draw:g>
          <draw:g>
            <draw:line draw:style-name="gr1" draw:text-style-name="P1" draw:layer="layout" svg:x1="6.706cm" svg:y1="4.794cm" svg:x2="6.494cm" svg:y2="5.006cm">
              <text:p/>
            </draw:line>
            <draw:line draw:style-name="gr1" draw:text-style-name="P1" draw:layer="layout" svg:x1="6.494cm" svg:y1="4.794cm" svg:x2="6.706cm" svg:y2="5.006cm">
              <text:p/>
            </draw:line>
          </draw:g>
          <draw:g>
            <draw:line draw:style-name="gr1" draw:text-style-name="P1" draw:layer="layout" svg:x1="4.306cm" svg:y1="2.394cm" svg:x2="4.094cm" svg:y2="2.606cm">
              <text:p/>
            </draw:line>
            <draw:line draw:style-name="gr1" draw:text-style-name="P1" draw:layer="layout" svg:x1="4.094cm" svg:y1="2.394cm" svg:x2="4.306cm" svg:y2="2.606cm">
              <text:p/>
            </draw:line>
          </draw:g>
          <draw:g>
            <draw:line draw:style-name="gr1" draw:text-style-name="P1" draw:layer="layout" svg:x1="5.106cm" svg:y1="2.394cm" svg:x2="4.894cm" svg:y2="2.606cm">
              <text:p/>
            </draw:line>
            <draw:line draw:style-name="gr1" draw:text-style-name="P1" draw:layer="layout" svg:x1="4.894cm" svg:y1="2.394cm" svg:x2="5.106cm" svg:y2="2.606cm">
              <text:p/>
            </draw:line>
          </draw:g>
          <draw:g>
            <draw:line draw:style-name="gr1" draw:text-style-name="P1" draw:layer="layout" svg:x1="5.906cm" svg:y1="2.394cm" svg:x2="5.694cm" svg:y2="2.606cm">
              <text:p/>
            </draw:line>
            <draw:line draw:style-name="gr1" draw:text-style-name="P1" draw:layer="layout" svg:x1="5.694cm" svg:y1="2.394cm" svg:x2="5.906cm" svg:y2="2.606cm">
              <text:p/>
            </draw:line>
          </draw:g>
          <draw:g>
            <draw:line draw:style-name="gr1" draw:text-style-name="P1" draw:layer="layout" svg:x1="6.706cm" svg:y1="2.394cm" svg:x2="6.494cm" svg:y2="2.606cm">
              <text:p/>
            </draw:line>
            <draw:line draw:style-name="gr1" draw:text-style-name="P1" draw:layer="layout" svg:x1="6.494cm" svg:y1="2.394cm" svg:x2="6.706cm" svg:y2="2.606cm">
              <text:p/>
            </draw:line>
          </draw:g>
        </draw:g>
        <draw:g>
          <svg:title>TexMaths</svg:title>
          <svg:desc>12§latex§$\mathrm{d}\phi$§svg§600§TRUE§</svg:desc>
          <draw:g>
            <draw:path draw:style-name="gr4" draw:text-style-name="P4" draw:layer="layout" svg:width="0.206cm" svg:height="0.295cm" svg:x="6.785cm" svg:y="2.763cm" svg:viewBox="0 0 207 296" svg:d="M145 268c0 9 0 18 0 28 21-2 41-4 62-5 0-5 0-9 0-13-30 0-32-3-32-23 0-85 0-170 0-255-20 2-41 3-61 5 0 4 0 9 0 13 30 0 32 2 32 23 0 30 0 60 0 91-12-16-30-27-53-27-49 0-93 42-93 96 0 53 41 95 89 95 27 0 46-15 56-28zM145 156c0 28 0 57 0 86 0 7 0 8-5 15-12 21-31 29-49 29-19 0-33-11-44-26-11-17-12-41-12-59 0-15 1-41 13-60 8-12 25-26 48-26 14 0 32 6 44 25 5 7 5 8 5 16z">
              <text:p/>
            </draw:path>
            <draw:path draw:style-name="gr4" draw:text-style-name="P4" draw:layer="layout" svg:width="0.219cm" svg:height="0.376cm" svg:x="7.025cm" svg:y="2.763cm" svg:viewBox="0 0 220 377" svg:d="M163 10c0-2 1-4 1-5s0-5-5-5c-3 0-4 1-6 8-8 33-16 65-24 97-67 3-129 58-129 115 0 40 30 73 81 76-3 13-7 26-10 39-5 20-9 36-9 37 0 5 3 5 5 5s2 0 4-1c1-1 3-12 4-17 6-21 12-42 17-63 67-2 128-59 128-115 0-33-22-72-80-76 8-32 15-64 23-95zM83 287c-25-1-55-17-55-58 0-51 35-109 98-114-15 57-29 115-43 172zM138 115c31 1 55 20 55 57 0 49-36 109-100 115 15-57 30-115 45-172z">
              <text:p/>
            </draw:path>
          </draw:g>
        </draw:g>
        <draw:g>
          <svg:title>TexMaths</svg:title>
          <svg:desc>10§latex§$+\quad+\quad+\quad+\quad+\quad+$§svg§600§TRUE§</svg:desc>
          <draw:g>
            <draw:path draw:style-name="gr4" draw:text-style-name="P4" draw:layer="layout" svg:width="0.232cm" svg:height="0.231cm" svg:x="3.385cm" svg:y="1.567cm" svg:viewBox="0 0 233 232" svg:d="M124 122c33 0 65 0 98 0 5 0 11 1 11-5 0-7-6-7-11-7-33 0-65 0-98 0 0-33 0-66 0-98 0-5 0-12-7-12s-7 7-7 12c0 32 0 65 0 98-33 0-66 0-99 0-5 0-11 0-11 7 0 6 6 5 11 5 33 0 66 0 99 0 0 33 0 66 0 98 0 5 0 12 7 12s7-7 7-12c0-32 0-65 0-98z">
              <text:p/>
            </draw:path>
            <draw:path draw:style-name="gr4" draw:text-style-name="P4" draw:layer="layout" svg:width="0.233cm" svg:height="0.231cm" svg:x="4.087cm" svg:y="1.567cm" svg:viewBox="0 0 234 232" svg:d="M124 122c33 0 65 0 98 0 5 0 12 1 12-5 0-7-7-7-12-7-33 0-65 0-98 0 0-33 0-66 0-98 0-5 0-12-7-12s-7 7-7 12c0 32 0 65 0 98-33 0-65 0-98 0-5 0-12 0-12 7 0 6 7 5 12 5 33 0 65 0 98 0 0 33 0 66 0 98 0 5 0 12 7 12s7-7 7-12c0-32 0-65 0-98z">
              <text:p/>
            </draw:path>
            <draw:path draw:style-name="gr4" draw:text-style-name="P4" draw:layer="layout" svg:width="0.233cm" svg:height="0.231cm" svg:x="4.79cm" svg:y="1.567cm" svg:viewBox="0 0 234 232" svg:d="M124 122c33 0 65 0 98 0 5 0 12 1 12-5 0-7-7-7-12-7-33 0-65 0-98 0 0-33 0-66 0-98 0-5 0-12-7-12s-7 7-7 12c0 32 0 65 0 98-33 0-65 0-98 0-5 0-12 0-12 7 0 6 7 5 12 5 33 0 65 0 98 0 0 33 0 66 0 98 0 5 0 12 7 12s7-7 7-12c0-32 0-65 0-98z">
              <text:p/>
            </draw:path>
            <draw:path draw:style-name="gr4" draw:text-style-name="P4" draw:layer="layout" svg:width="0.233cm" svg:height="0.231cm" svg:x="5.492cm" svg:y="1.567cm" svg:viewBox="0 0 234 232" svg:d="M124 122c33 0 65 0 98 0 5 0 12 1 12-5 0-7-7-7-12-7-33 0-65 0-98 0 0-33 0-66 0-98 0-5 0-12-7-12s-7 7-7 12c0 32 0 65 0 98-33 0-65 0-98 0-5 0-12 0-12 7 0 6 7 5 12 5 33 0 65 0 98 0 0 33 0 66 0 98 0 5 0 12 7 12s7-7 7-12c0-32 0-65 0-98z">
              <text:p/>
            </draw:path>
            <draw:path draw:style-name="gr4" draw:text-style-name="P4" draw:layer="layout" svg:width="0.232cm" svg:height="0.231cm" svg:x="6.195cm" svg:y="1.567cm" svg:viewBox="0 0 233 232" svg:d="M124 122c33 0 65 0 98 0 5 0 11 1 11-5 0-7-6-7-11-7-33 0-65 0-98 0 0-33 0-66 0-98 0-5 0-12-7-12s-7 7-7 12c0 32 0 65 0 98-33 0-66 0-99 0-5 0-11 0-11 7 0 6 6 5 11 5 33 0 66 0 99 0 0 33 0 66 0 98 0 5 0 12 7 12s7-7 7-12c0-32 0-65 0-98z">
              <text:p/>
            </draw:path>
            <draw:path draw:style-name="gr4" draw:text-style-name="P4" draw:layer="layout" svg:width="0.233cm" svg:height="0.231cm" svg:x="6.819cm" svg:y="1.567cm" svg:viewBox="0 0 234 232" svg:d="M124 122c33 0 65 0 98 0 5 0 12 1 12-5 0-7-7-7-12-7-33 0-65 0-98 0 0-33 0-66 0-98 0-5 0-12-7-12s-7 7-7 12c0 32 0 65 0 98-33 0-65 0-98 0-5 0-12 0-12 7 0 6 7 5 12 5 33 0 65 0 98 0 0 33 0 66 0 98 0 5 0 12 7 12s7-7 7-12c0-32 0-65 0-98z">
              <text:p/>
            </draw:path>
          </draw:g>
        </draw:g>
        <draw:g>
          <svg:title>TexMaths</svg:title>
          <svg:desc>10§latex§$-\quad-\quad-\quad-\quad-\quad-$§svg§600§TRUE§</svg:desc>
          <draw:g>
            <draw:path draw:style-name="gr4" draw:text-style-name="P4" draw:layer="layout" svg:width="0.214cm" svg:height="0.013cm" svg:x="3.385cm" svg:y="5.668cm" svg:viewBox="0 0 215 14" svg:d="M203 14c6 0 12 0 12-7s-6-7-12-7c-63 0-127 0-190 0-6 0-13 0-13 7s7 7 13 7c63 0 127 0 190 0z">
              <text:p/>
            </draw:path>
            <draw:path draw:style-name="gr4" draw:text-style-name="P4" draw:layer="layout" svg:width="0.214cm" svg:height="0.013cm" svg:x="4.088cm" svg:y="5.668cm" svg:viewBox="0 0 215 14" svg:d="M203 14c6 0 12 0 12-7s-6-7-12-7c-64 0-127 0-191 0-6 0-12 0-12 7s6 7 12 7c64 0 127 0 191 0z">
              <text:p/>
            </draw:path>
            <draw:path draw:style-name="gr4" draw:text-style-name="P4" draw:layer="layout" svg:width="0.214cm" svg:height="0.013cm" svg:x="4.791cm" svg:y="5.668cm" svg:viewBox="0 0 215 14" svg:d="M202 14c6 0 13 0 13-7s-7-7-13-7c-63 0-127 0-190 0-6 0-12 0-12 7s6 7 12 7c63 0 127 0 190 0z">
              <text:p/>
            </draw:path>
            <draw:path draw:style-name="gr4" draw:text-style-name="P4" draw:layer="layout" svg:width="0.213cm" svg:height="0.013cm" svg:x="5.493cm" svg:y="5.668cm" svg:viewBox="0 0 214 14" svg:d="M202 14c6 0 12 0 12-7s-6-7-12-7c-63 0-127 0-190 0-6 0-12 0-12 7s6 7 12 7c63 0 127 0 190 0z">
              <text:p/>
            </draw:path>
            <draw:path draw:style-name="gr4" draw:text-style-name="P4" draw:layer="layout" svg:width="0.214cm" svg:height="0.013cm" svg:x="6.195cm" svg:y="5.668cm" svg:viewBox="0 0 215 14" svg:d="M203 14c6 0 12 0 12-7s-6-7-12-7c-63 0-127 0-190 0-6 0-13 0-13 7s7 7 13 7c63 0 127 0 190 0z">
              <text:p/>
            </draw:path>
            <draw:path draw:style-name="gr4" draw:text-style-name="P4" draw:layer="layout" svg:width="0.214cm" svg:height="0.013cm" svg:x="6.82cm" svg:y="5.668cm" svg:viewBox="0 0 215 14" svg:d="M202 14c6 0 13 0 13-7s-7-7-13-7c-63 0-127 0-190 0-6 0-12 0-12 7s6 7 12 7c63 0 127 0 190 0z">
              <text:p/>
            </draw:path>
          </draw:g>
        </draw:g>
        <draw:g>
          <svg:title>TexMaths</svg:title>
          <svg:desc>12§latex§$\mathrm{d}Q$§svg§600§TRUE§</svg:desc>
          <draw:g>
            <draw:path draw:style-name="gr4" draw:text-style-name="P4" draw:layer="layout" svg:width="0.206cm" svg:height="0.295cm" svg:x="4.186cm" svg:y="0.97cm" svg:viewBox="0 0 207 296" svg:d="M145 268c0 9 0 18 0 28 21-2 41-4 62-5 0-5 0-9 0-13-30 0-33-3-33-23 0-85 0-170 0-255-20 2-40 3-60 5 0 4 0 9 0 13 28 0 32 2 32 23 0 30 0 60 0 91-12-16-30-27-53-27-49 0-93 41-93 96 0 53 41 95 89 95 27 0 45-15 56-28zM145 156c0 28 0 57 0 86 0 7 0 8-5 15-12 19-31 29-49 29-19 0-34-11-44-26-11-18-12-42-12-59 0-15 1-41 13-60 8-13 25-26 47-26 15 0 32 6 45 25 5 7 5 8 5 16z">
              <text:p/>
            </draw:path>
            <draw:path draw:style-name="gr4" draw:text-style-name="P4" draw:layer="layout" svg:width="0.289cm" svg:height="0.376cm" svg:x="4.425cm" svg:y="0.965cm" svg:viewBox="0 0 290 377" svg:d="M163 293c64-25 127-99 127-180 0-68-45-113-107-113-91 0-183 96-183 193 0 69 47 112 108 112 9 0 24-2 40-7-1 26-1 28-1 32 0 15 0 47 35 47 49 0 69-77 69-81 0-3-2-4-4-4-4 0-4 1-5 4-10 30-35 40-49 40-19 0-25-10-30-43zM84 290c-33-14-47-46-47-84 0-29 11-89 42-133 31-43 71-62 102-62 42 0 72 32 72 88 0 42-22 140-93 180-1-14-6-46-36-46-22 0-43 22-43 43 0 9 2 9 3 14zM110 294c-6 0-19 0-19-18 0-16 16-33 33-33 18 0 26 10 26 36 0 6 0 6-5 8-11 5-24 7-35 7z">
              <text:p/>
            </draw:path>
          </draw:g>
        </draw:g>
        <draw:g>
          <svg:title>TexMaths</svg:title>
          <svg:desc>12§latex§$-\mathrm{d}Q$§svg§600§TRUE§</svg:desc>
          <draw:g>
            <draw:path draw:style-name="gr4" draw:text-style-name="P4" draw:layer="layout" svg:width="0.257cm" svg:height="0.016cm" svg:x="3.887cm" svg:y="6.149cm" svg:viewBox="0 0 258 17" svg:d="M242 17c7 0 16 0 16-9 0-8-9-8-16-8-76 0-152 0-228 0-7 0-14 0-14 8 0 9 7 9 14 9 76 0 152 0 228 0z">
              <text:p/>
            </draw:path>
            <draw:path draw:style-name="gr4" draw:text-style-name="P4" draw:layer="layout" svg:width="0.206cm" svg:height="0.295cm" svg:x="4.194cm" svg:y="5.972cm" svg:viewBox="0 0 207 296" svg:d="M146 268c0 9 0 18 0 28 21-2 41-4 61-5 0-5 0-9 0-13-28 0-32-3-32-23 0-85 0-170 0-255-20 2-41 3-61 5 0 4 0 9 0 13 30 0 33 2 33 23 0 30 0 60 0 91-13-16-31-27-53-27-50 0-94 41-94 96 0 53 41 95 89 95 27 0 46-15 57-28zM146 156c0 28 0 57 0 86 0 7 0 8-5 15-13 19-32 29-50 29-19 0-33-11-44-26-11-18-12-42-12-59 0-15 1-41 13-60 8-13 25-26 48-26 14 0 32 6 45 25 5 7 5 8 5 16z">
              <text:p/>
            </draw:path>
            <draw:path draw:style-name="gr4" draw:text-style-name="P4" draw:layer="layout" svg:width="0.29cm" svg:height="0.376cm" svg:x="4.434cm" svg:y="5.967cm" svg:viewBox="0 0 291 377" svg:d="M164 293c65-25 127-99 127-180 0-68-44-113-108-113-89 0-183 96-183 193 0 69 48 112 108 112 11 0 25-2 42-7-3 26-3 28-3 32 0 15 0 47 35 47 51 0 71-77 71-81 0-3-2-4-5-4s-3 1-5 4c-9 30-34 40-49 40-19 0-26-10-30-43zM85 290c-33-14-48-46-48-84 0-29 11-89 43-133 32-43 71-62 101-62 42 0 73 32 73 88 0 42-21 140-92 180-3-14-6-46-37-46-22 0-43 22-43 43 0 9 2 9 3 14zM110 294c-6 0-19 0-19-18 0-16 16-33 34-33 17 0 26 10 26 36 0 6-1 6-5 8-11 5-24 7-36 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04T11:23:57.110098012</dc:date>
    <meta:editing-duration>PT4H21M59S</meta:editing-duration>
    <meta:editing-cycles>42</meta:editing-cycles>
    <meta:generator>LibreOffice/7.3.7.2$Linux_X86_64 LibreOffice_project/30$Build-2</meta:generator>
    <meta:document-statistic meta:object-count="176"/>
  </office:meta>
</office:document-meta>
</file>